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e150" officeooo:paragraph-rsid="001ae150"/>
    </style:style>
    <style:style style:name="P2" style:family="paragraph" style:parent-style-name="Standard" style:list-style-name="L1">
      <style:text-properties officeooo:rsid="001bdb09" officeooo:paragraph-rsid="001bdb0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81998526" text:style-name="L1">
        <text:list-item>
          <text:p text:style-name="P1">Klasör taşımak istedim, yapamadım</text:p>
        </text:list-item>
        <text:list-item>
          <text:p text:style-name="P1">ide fazladan klasör eklemiş</text:p>
        </text:list-item>
        <text:list-item>
          <text:p text:style-name="P2">VERİ saklama için klasör yaptım. Klasör-dizin için olan / ve \ karakterlari nasıl olacak? Ben / ile yapayım yine ama? Tabi burada dev ops çağrışımı da var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28:54.436374828</meta:creation-date>
    <dc:date>2024-03-16T20:57:06.240478667</dc:date>
    <meta:editing-duration>PT9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39" meta:character-count="223" meta:non-whitespace-character-count="191"/>
  </office:meta>
</office:document-meta>
</file>